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0019" officeooo:paragraph-rsid="00130019"/>
    </style:style>
    <style:style style:name="P2" style:family="paragraph" style:parent-style-name="Standard">
      <style:text-properties officeooo:paragraph-rsid="00130019"/>
    </style:style>
    <style:style style:name="P3" style:family="paragraph" style:parent-style-name="Standard">
      <style:text-properties officeooo:rsid="00143dfe" officeooo:paragraph-rsid="00143dfe"/>
    </style:style>
    <style:style style:name="P4" style:family="paragraph" style:parent-style-name="Standard">
      <style:text-properties officeooo:rsid="00145753" officeooo:paragraph-rsid="0014575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43dfe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t 7 Assignment – A Programming Assignment </text:p>
      <text:p text:style-name="P1"/>
      <text:p text:style-name="P1">Due: Oct 21, 12pm in Dropbox for Unit 7 Assignments</text:p>
      <text:p text:style-name="P4">Submit: Your source code in a pdf</text:p>
      <text:p text:style-name="P1">Counts for 50 points under “Programs” in the course grade.</text:p>
      <text:p text:style-name="P1"/>
      <text:p text:style-name="P1">In this assignment we are to do an <text:span text:style-name="T1">extended</text:span> version Unit 3 Assignment 2 WITHOUT the benefit of the ANTLR generated parser and lexer. That is, you must meet the requirements by creating code from scratch. Recall the sample:</text:p>
      <text:p text:style-name="P1"/>
      <text:p text:style-name="P2">LET A = 4</text:p>
      <text:p text:style-name="P2">LET B = 5</text:p>
      <text:p text:style-name="P2">LET C = A * B + 7</text:p>
      <text:p text:style-name="P2">PRINT A </text:p>
      <text:p text:style-name="P2">PRINT " * "</text:p>
      <text:p text:style-name="P2">PRINT B</text:p>
      <text:p text:style-name="P2">PRINT " + 7 = "</text:p>
      <text:p text:style-name="P1">PRINTLN C</text:p>
      <text:p text:style-name="P1"/>
      <text:p text:style-name="P1">Your program should parse and execute this input as it did for Unit 3.</text:p>
      <text:p text:style-name="P1"/>
      <text:p text:style-name="P1">The output was:</text:p>
      <text:p text:style-name="P1"/>
      <text:p text:style-name="P1">4*5+7=27</text:p>
      <text:p text:style-name="P1"/>
      <text:p text:style-name="P1"><text:span text:style-name="T2">You may use any programming language you like </text:span><text:span text:style-name="T3">except esoteric and funcational</text:span><text:span text:style-name="T2">.</text:span> I recommend that you structure your program <text:s/>in a manner similar to the structure in the grammar, especially for expression evaluation. That is, create functions that mimic the operations performed in the grammar rules.</text:p>
      <text:p text:style-name="P1"/>
      <text:p text:style-name="P1">The “<text:span text:style-name="T1">extended</text:span>” bit is the addition of integer division to expression evaluation which you may have noticed was not in expr.g. Recall that multiplcation and division has the same precedence. </text:p>
      <text:p text:style-name="P1"/>
      <text:p text:style-name="P1">A sample:</text:p>
      <text:p text:style-name="P1"/>
      <text:p text:style-name="P1">LET H = 8</text:p>
      <text:p text:style-name="P1">PRINTLN H / 2</text:p>
      <text:p text:style-name="P1">PRINTLN 64/16</text:p>
      <text:p text:style-name="P1"/>
      <text:p text:style-name="P1">Output:</text:p>
      <text:p text:style-name="P1"/>
      <text:p text:style-name="P1">4</text:p>
      <text:p text:style-name="P1">4</text:p>
      <text:p text:style-name="P1"/>
      <text:p text:style-name="P3">Do not use any code generated by ANTLR or any other compiler compiler. </text:p>
      <text:p text:style-name="P3"/>
      <text:p text:style-name="P3">BTW, this problem is about 60 years old. Their are thousands of solutions online. But we learn by doing, not by copying. Do yourself a favor, do this on your ow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30T12:56:58.777000000</meta:creation-date>
    <dc:date>2022-09-30T13:18:38.168000000</dc:date>
    <meta:editing-duration>PT7M46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27" meta:word-count="257" meta:character-count="1361" meta:non-whitespace-character-count="1125"/>
  </office:meta>
</office:document-meta>
</file>